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89" calcext:value-type="float">
            <text:p>71.89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81" calcext:value-type="float">
            <text:p>53.8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78" calcext:value-type="float">
            <text:p>35.7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69" calcext:value-type="float">
            <text:p>30.6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87" calcext:value-type="float">
            <text:p>26.8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94" calcext:value-type="float">
            <text:p>23.9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56" calcext:value-type="float">
            <text:p>21.56</text:p>
          </table:table-cell>
          <table:table-cell office:value-type="float" office:value="0.38" calcext:value-type="float">
            <text:p>0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28:21.294608607</meta:creation-date>
    <dc:date>2018-03-06T23:28:46.890842143</dc:date>
    <meta:editing-duration>PT26S</meta:editing-duration>
    <meta:editing-cycles>1</meta:editing-cycles>
    <meta:generator>LibreOffice/5.1.6.2$Linux_X86_64 LibreOffice_project/10m0$Build-2</meta:generator>
    <meta:document-statistic meta:table-count="1" meta:cell-count="27" meta:object-count="0"/>
  </office:meta>
</office:document-meta>
</file>